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22_2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2-23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11090047393364928" table:style-name="ce2">
            <text:p>11.0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0.10833333333333334" table:style-name="ce2">
            <text:p>10.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2-10-18T07:34:38Z</meta:creation-date>
    <dc:date>2022-10-18T07:34:43Z</dc:date>
    <meta:user-defined meta:name="_MarkAsFinal" meta:value-type="boolean">true</meta:user-defined>
  </office:meta>
</office:document-meta>
</file>